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FA588505EE90312F.jpg" manifest:media-type="image/jpeg"/>
  <manifest:file-entry manifest:full-path="Pictures/10000000000005DC00000465CF4D58A36B6429A9.jpg" manifest:media-type="image/jpeg"/>
  <manifest:file-entry manifest:full-path="Pictures/10000000000005DC00000465194CEB4E25115E8B.jpg" manifest:media-type="image/jpeg"/>
  <manifest:file-entry manifest:full-path="Pictures/10000000000005DC0000046520C79345A842B9F7.jpg" manifest:media-type="image/jpeg"/>
  <manifest:file-entry manifest:full-path="Pictures/10000000000005DC00000465F27C4AE143220FD1.jpg" manifest:media-type="image/jpeg"/>
  <manifest:file-entry manifest:full-path="Pictures/10000000000005DC000004658C839D912AD8967E.jpg" manifest:media-type="image/jpeg"/>
  <manifest:file-entry manifest:full-path="Pictures/10000000000005DC000004656D8043CAF0B7495A.jpg" manifest:media-type="image/jpeg"/>
  <manifest:file-entry manifest:full-path="Pictures/10000000000005DC0000046543075CB582E8EFA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1" svg:font-family="Georgia"/>
    <style:font-face style:name="Georgia" svg:font-family="Georg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10S"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automatic" presentation:transition-speed="slow" presentation:duration="PT10S"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transition-type="automatic" presentation:transition-speed="slow" presentation:duration="PT10S"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 smil:type="fade" smil:subtype="crossfade" smil:fadeColor="#000000"/>
    </style:style>
    <style:style style:name="dp5" style:family="drawing-page">
      <style:drawing-page-properties presentation:transition-type="automatic" presentation:transition-speed="slow" presentation:duration="PT10S"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 smil:type="fade" smil:subtype="crossfade" smil:fadeColor="#000000"/>
    </style:style>
    <style:style style:name="dp6" style:family="drawing-page">
      <style:drawing-page-properties presentation:transition-type="automatic" presentation:transition-speed="slow" presentation:duration="PT10S"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 smil:type="fade" smil:subtype="crossfade" smil:fadeColor="#000000"/>
    </style:style>
    <style:style style:name="dp7" style:family="drawing-page">
      <style:drawing-page-properties presentation:transition-type="automatic" presentation:transition-speed="slow" presentation:duration="PT10S"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 smil:type="fade" smil:subtype="crossfade" smil:fadeColor="#000000"/>
    </style:style>
    <style:style style:name="dp8" style:family="drawing-page">
      <style:drawing-page-properties presentation:transition-type="automatic" presentation:transition-speed="slow" presentation:duration="PT10S"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 smil:type="fade" smil:subtype="crossfade" smil:fadeColor="#000000"/>
    </style:style>
    <style:style style:name="dp9" style:family="drawing-page">
      <style:drawing-page-properties presentation:transition-type="automatic" presentation:transition-speed="slow" presentation:duration="PT10S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3" style:family="presentation" style:parent-style-name="Section_20_Header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5" style:family="presentation" style:parent-style-name="Section_20_Header-notes">
      <style:graphic-properties draw:fill-color="#ffffff" fo:min-height="11.429cm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fill-color="#ffffff" fo:min-height="11.429cm"/>
    </style:style>
    <style:style style:name="pr9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 style:font-size-asian="54pt" style:font-size-complex="5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Georgia1" fo:font-size="80pt" fo:letter-spacing="normal" fo:font-style="normal" style:text-underline-style="none" fo:font-weight="bold" style:font-size-asian="80pt" style:font-style-asian="normal" style:font-weight-asian="bold" style:font-size-complex="8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Georgia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Georgia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Georgia1" fo:font-size="55pt" fo:letter-spacing="normal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Georgia1" fo:font-size="47pt" fo:letter-spacing="normal" fo:font-style="normal" style:text-underline-style="none" fo:font-weight="normal" style:font-size-asian="47pt" style:font-style-asian="normal" style:font-weight-asian="normal" style:font-size-complex="47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Georgia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Georgia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Georgia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Georgia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Georgia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Georgia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Georgia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xml:id="id1" draw:id="id1">
        <draw:frame draw:name="Title 1" presentation:style-name="pr1" draw:text-style-name="P2" draw:layer="layout" svg:width="22.379cm" svg:height="8.389cm" svg:x="1.69cm" svg:y="3.52cm" presentation:class="title" presentation:user-transformed="true">
          <draw:text-box>
            <text:p text:style-name="P1"><text:span text:style-name="T1">How They </text:span><text:span text:style-name="T2"><text:line-break/></text:span><text:span text:style-name="T3">Throw Out</text:span><text:span text:style-name="T2"><text:line-break/></text:span><text:span text:style-name="T3">a Challenge</text:span></text:p>
          </draw:text-box>
        </draw:fram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presentation:style-name="pr2" draw:text-style-name="P3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Native Americans (XVII century)" draw:style-name="dp3" draw:master-page-name="Section_20_Header" xml:id="id2" draw:id="id2">
        <draw:frame draw:name="Title 3" presentation:style-name="pr3" draw:text-style-name="P5" draw:layer="layout" svg:width="19.179cm" svg:height="4.789cm" svg:x="4.9cm" svg:y="3.31cm" presentation:class="title" presentation:user-transformed="true">
          <draw:text-box>
            <text:p text:style-name="P4"><text:span text:style-name="T4">Native Americans </text:span><text:span text:style-name="T5">(XVII century)</text:span></text:p>
          </draw:text-box>
        </draw:fram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presentation:style-name="pr4" draw:text-style-name="P3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European Knights&#10;(XII-XVI centuries)" draw:style-name="dp4" draw:master-page-name="Section_20_Header" xml:id="id3" draw:id="id3">
        <draw:frame draw:name="Title 1" presentation:style-name="pr3" draw:text-style-name="P5" draw:layer="layout" svg:width="19.179cm" svg:height="4.789cm" svg:x="4.9cm" svg:y="3.31cm" presentation:class="title" presentation:user-transformed="true">
          <draw:text-box>
            <text:p text:style-name="P4"><text:span text:style-name="T6">European Knights</text:span><text:span text:style-name="T7"><text:line-break/></text:span><text:span text:style-name="T8">(XII-XVI centuries)</text:span></text:p>
          </draw:text-box>
        </draw:fram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presentation:style-name="pr4" draw:text-style-name="P3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African Yoruba tribes&#10;" draw:style-name="dp5" draw:master-page-name="Section_20_Header" xml:id="id4" draw:id="id4">
        <draw:frame draw:name="Title 1" presentation:style-name="pr3" draw:text-style-name="P5" draw:layer="layout" svg:width="22.736cm" svg:height="4.789cm" svg:x="1.343cm" svg:y="3.31cm" presentation:class="title" presentation:user-transformed="true">
          <draw:text-box>
            <text:p text:style-name="P4"><text:span text:style-name="T6">African Yoruba tribes</text:span><text:span text:style-name="T6"><text:line-break/></text:span><text:span text:style-name="T6"/></text:p>
          </draw:text-box>
        </draw:fram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presentation:style-name="pr4" draw:text-style-name="P3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English gentlemen&#10;(XVII century)" draw:style-name="dp6" draw:master-page-name="Section_20_Header" xml:id="id5" draw:id="id5">
        <draw:frame draw:name="Title 1" presentation:style-name="pr3" draw:text-style-name="P5" draw:layer="layout" svg:width="19.179cm" svg:height="4.789cm" svg:x="4.9cm" svg:y="3.31cm" presentation:class="title" presentation:user-transformed="true">
          <draw:text-box>
            <text:p text:style-name="P4"><text:span text:style-name="T6">English gentlemen</text:span><text:span text:style-name="T7"><text:line-break/></text:span><text:span text:style-name="T8">(XVII century)</text:span></text:p>
          </draw:text-box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presentation:style-name="pr4" draw:text-style-name="P3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Japan samurais&#10;(XII-XVII centuries)" draw:style-name="dp7" draw:master-page-name="Section_20_Header" xml:id="id6" draw:id="id6">
        <draw:frame draw:name="Title 1" presentation:style-name="pr3" draw:text-style-name="P5" draw:layer="layout" svg:width="19.179cm" svg:height="4.789cm" svg:x="4.9cm" svg:y="3.31cm" presentation:class="title" presentation:user-transformed="true">
          <draw:text-box>
            <text:p text:style-name="P4"><text:span text:style-name="T9">Japan samurais</text:span><text:span text:style-name="T7"><text:line-break/></text:span><text:span text:style-name="T8">(XII-XVII centuries)</text:span></text:p>
          </draw:text-box>
        </draw:fram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presentation:style-name="pr4" draw:text-style-name="P3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Office plankton&#10;(XXI century)" draw:style-name="dp8" draw:master-page-name="Section_20_Header" xml:id="id7" draw:id="id7">
        <draw:frame draw:name="Title 1" presentation:style-name="pr3" draw:text-style-name="P5" draw:layer="layout" svg:width="19.179cm" svg:height="4.789cm" svg:x="4.9cm" svg:y="3.31cm" presentation:class="title" presentation:user-transformed="true">
          <draw:text-box>
            <text:p text:style-name="P4"><text:span text:style-name="T9">Office plankton</text:span><text:span text:style-name="T7"><text:line-break/></text:span><text:span text:style-name="T8">(XXI century)</text:span></text:p>
          </draw:text-box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presentation:style-name="pr5" draw:text-style-name="P6" draw:layer="layout" svg:width="15.239cm" svg:height="11.429cm" svg:x="1.905cm" svg:y="12.065cm">
            <draw:text-box>
              <text:p/>
            </draw:text-box>
          </draw:frame>
          <draw:frame presentation:style-name="pr4" draw:text-style-name="P3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ONLYOFFICE &#10;stands for Peace" draw:style-name="dp9" draw:master-page-name="Title_20_and_20_Content" xml:id="id8" draw:id="id8">
        <draw:frame presentation:style-name="pr6" draw:text-style-name="P8" draw:layer="layout" svg:width="21.907cm" svg:height="8.51cm" svg:x="1.746cm" svg:y="3.774cm" presentation:class="title" presentation:user-transformed="true">
          <draw:text-box>
            <text:p text:style-name="P7"><text:span text:style-name="T3">ONLYOFFICE</text:span><text:span text:style-name="T10"> </text:span><text:span text:style-name="T11"><text:line-break/></text:span><text:span text:style-name="T7">stands for Peace</text:span></text:p>
          </draw:text-box>
        </draw:frame>
        <draw:frame presentation:style-name="pr7" draw:text-style-name="P10" draw:layer="layout" svg:width="21.907cm" svg:height="1.733cm" svg:x="1.746cm" svg:y="13.066cm" presentation:class="outline" presentation:user-transformed="true">
          <draw:text-box>
            <text:p text:style-name="P9"><text:span text:style-name="T12"><text:a xlink:href="http://www.onlyoffice.com/" xlink:type="simple">www.onlyoffice.com</text:a></text:span></text:p>
          </draw:text-box>
        </draw:frame>
        <anim:par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699cm" svg:height="9.524cm" svg:x="3.175cm" svg:y="1.93cm" draw:page-number="8"/>
          <draw:frame presentation:style-name="pr8" draw:text-style-name="P6" draw:layer="layout" svg:width="15.239cm" svg:height="11.429cm" svg:x="1.905cm" svg:y="12.065cm">
            <draw:text-box>
              <text:p/>
            </draw:text-box>
          </draw:frame>
          <draw:frame presentation:style-name="pr9" draw:text-style-name="P3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1" svg:font-family="Georgia"/>
    <style:font-face style:name="Georgia" svg:font-family="Georg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FA588505EE90312F.jpg" xlink:type="simple" xlink:show="embed" xlink:actuate="onLoad"/>
    <draw:fill-image draw:name="msFillBitmap_20_10" draw:display-name="msFillBitmap 10" xlink:href="Pictures/10000000000005DC00000465FA588505EE90312F.jpg" xlink:type="simple" xlink:show="embed" xlink:actuate="onLoad"/>
    <draw:fill-image draw:name="msFillBitmap_20_2" draw:display-name="msFillBitmap 2" xlink:href="Pictures/10000000000005DC00000465CF4D58A36B6429A9.jpg" xlink:type="simple" xlink:show="embed" xlink:actuate="onLoad"/>
    <draw:fill-image draw:name="msFillBitmap_20_3" draw:display-name="msFillBitmap 3" xlink:href="Pictures/10000000000005DC00000465FA588505EE90312F.jpg" xlink:type="simple" xlink:show="embed" xlink:actuate="onLoad"/>
    <draw:fill-image draw:name="msFillBitmap_20_4" draw:display-name="msFillBitmap 4" xlink:href="Pictures/10000000000005DC00000465194CEB4E25115E8B.jpg" xlink:type="simple" xlink:show="embed" xlink:actuate="onLoad"/>
    <draw:fill-image draw:name="msFillBitmap_20_5" draw:display-name="msFillBitmap 5" xlink:href="Pictures/10000000000005DC0000046520C79345A842B9F7.jpg" xlink:type="simple" xlink:show="embed" xlink:actuate="onLoad"/>
    <draw:fill-image draw:name="msFillBitmap_20_6" draw:display-name="msFillBitmap 6" xlink:href="Pictures/10000000000005DC00000465F27C4AE143220FD1.jpg" xlink:type="simple" xlink:show="embed" xlink:actuate="onLoad"/>
    <draw:fill-image draw:name="msFillBitmap_20_7" draw:display-name="msFillBitmap 7" xlink:href="Pictures/10000000000005DC000004656D8043CAF0B7495A.jpg" xlink:type="simple" xlink:show="embed" xlink:actuate="onLoad"/>
    <draw:fill-image draw:name="msFillBitmap_20_8" draw:display-name="msFillBitmap 8" xlink:href="Pictures/10000000000005DC0000046543075CB582E8EFAB.jpg" xlink:type="simple" xlink:show="embed" xlink:actuate="onLoad"/>
    <draw:fill-image draw:name="msFillBitmap_20_9" draw:display-name="msFillBitmap 9" xlink:href="Pictures/10000000000005DC000004658C839D912AD8967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Georgia1" fo:font-family="Georgia" fo:font-size="2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90%" fo:text-align="start" fo:text-indent="0cm"/>
      <style:text-properties fo:font-variant="normal" fo:text-transform="none" fo:color="#ffffff" style:text-line-through-style="none" style:text-line-through-type="none" style:text-position="0% 100%" style:font-name="Georgia1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90%" fo:text-align="start" fo:text-indent="0cm"/>
      <style:text-properties fo:font-variant="normal" fo:text-transform="none" fo:color="#ffffff" style:text-line-through-style="none" style:text-line-through-type="none" style:text-position="0% 100%" style:font-name="Georgia1" fo:font-family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90%" fo:text-align="start" fo:text-indent="0cm"/>
      <style:text-properties fo:font-variant="normal" fo:text-transform="none" fo:color="#ffffff" style:text-line-through-style="none" style:text-line-through-type="none" style:text-position="0% 100%" style:font-name="Georgia1" fo:font-family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ffffff" style:text-outline="false" style:text-line-through-style="none" style:text-line-through-type="none" style:text-position="0% 100%" style:font-name="Georgia1" fo:font-family="Georgia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Georgia1" fo:font-family="Georgia" fo:font-size="2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90%" fo:text-align="start" fo:text-indent="0cm"/>
      <style:text-properties fo:font-variant="normal" fo:text-transform="none" fo:color="#ffffff" style:text-line-through-style="none" style:text-line-through-type="none" style:text-position="0% 100%" style:font-name="Georgia1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90%" fo:text-align="start" fo:text-indent="0cm"/>
      <style:text-properties fo:font-variant="normal" fo:text-transform="none" fo:color="#ffffff" style:text-line-through-style="none" style:text-line-through-type="none" style:text-position="0% 100%" style:font-name="Georgia1" fo:font-family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90%" fo:text-align="start" fo:text-indent="0cm"/>
      <style:text-properties fo:font-variant="normal" fo:text-transform="none" fo:color="#ffffff" style:text-line-through-style="none" style:text-line-through-type="none" style:text-position="0% 100%" style:font-name="Georgia1" fo:font-family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ffffff" style:text-outline="false" style:text-line-through-style="none" style:text-line-through-type="none" style:text-position="0% 100%" style:font-name="Georgia1" fo:font-family="Georgia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image-name="msFillBitmap_20_10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Georgia1" fo:font-family="Georgia" fo:font-size="2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90%" fo:text-align="start" fo:text-indent="0cm"/>
      <style:text-properties fo:font-variant="normal" fo:text-transform="none" fo:color="#ffffff" style:text-line-through-style="none" style:text-line-through-type="none" style:text-position="0% 100%" style:font-name="Georgia1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90%" fo:text-align="start" fo:text-indent="0cm"/>
      <style:text-properties fo:font-variant="normal" fo:text-transform="none" fo:color="#ffffff" style:text-line-through-style="none" style:text-line-through-type="none" style:text-position="0% 100%" style:font-name="Georgia1" fo:font-family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90%" fo:text-align="start" fo:text-indent="0cm"/>
      <style:text-properties fo:font-variant="normal" fo:text-transform="none" fo:color="#ffffff" style:text-line-through-style="none" style:text-line-through-type="none" style:text-position="0% 100%" style:font-name="Georgia1" fo:font-family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ffffff" style:text-outline="false" style:text-line-through-style="none" style:text-line-through-type="none" style:text-position="0% 100%" style:font-name="Georgia1" fo:font-family="Georgia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bitmap" draw:fill-image-name="msFillBitmap_20_10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20_Header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Section_20_Header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/>
      <style:text-properties fo:font-size="14pt" style:font-size-asian="14pt" style:font-size-complex="14pt"/>
    </style:style>
    <style:style style:name="MP10" style:family="paragraph">
      <style:paragraph-properties fo:margin-top="0cm" fo:margin-bottom="0cm" fo:line-height="100%" fo:text-align="end"/>
    </style:style>
    <style:style style:name="MP11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2" style:family="paragraph">
      <style:paragraph-properties fo:text-align="start"/>
      <style:text-properties fo:font-size="42pt"/>
    </style:style>
    <style:style style:name="MP13" style:family="paragraph">
      <style:paragraph-properties fo:margin-left="0cm" fo:margin-right="0cm" fo:margin-top="0.353cm" fo:margin-bottom="0cm" fo:line-height="100%" fo:text-align="end" fo:text-indent="0cm">
        <style:tab-stops>
          <style:tab-stop style:position="0cm"/>
        </style:tab-stops>
      </style:paragraph-properties>
      <style:text-properties fo:font-size="4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6" style:family="paragraph">
      <style:paragraph-properties fo:text-align="start"/>
      <style:text-properties fo:font-size="28pt"/>
    </style:style>
    <style:style style:name="MP17" style:family="paragraph">
      <style:paragraph-properties fo:margin-left="0cm" fo:margin-right="0cm" fo:margin-top="0.353cm" fo:margin-bottom="0cm" fo:line-height="100%" fo:text-align="start" fo:text-indent="0cm"/>
      <style:text-properties fo:font-size="28pt"/>
    </style:style>
    <style:style style:name="MP18" style:family="paragraph">
      <style:paragraph-properties fo:margin-left="0cm" fo:margin-right="0cm" fo:margin-top="0.176cm" fo:margin-bottom="0cm" fo:line-height="100%" fo:text-align="start" fo:text-indent="0cm"/>
      <style:text-properties fo:font-size="28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Georgia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Georgi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Georgia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Georgia1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Georgia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Georgi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Georgi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Georgi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Georgi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fffff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fffff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ffffff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2.379cm" svg:height="8.389cm" svg:x="1.69cm" svg:y="3.52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2"><text:date style:data-style-name="D1" text:date-value="2016-08-30">30.8.16</text:date></text:span><text:span text:style-name="MT2">27.03.201424.06.201413.08.201418.08.2014</text:span></text:p>
        </draw:text-box>
      </draw:frame>
      <draw:frame draw:name="Footer Placeholder 4" presentation:style-name="Mpr2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714cm" svg:height="1.013cm" svg:x="17.939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2">
      <draw:frame draw:name="Title 1" presentation:style-name="Mpr5" draw:text-style-name="MP11" draw:layer="backgroundobjects" svg:width="19.179cm" svg:height="4.789cm" svg:x="4.9cm" svg:y="3.31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Text Placeholder 2" presentation:style-name="Mpr6" draw:text-style-name="MP14" draw:layer="backgroundobjects" svg:width="13.599cm" svg:height="6.719cm" svg:x="10.9cm" svg:y="10.8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4">Seventh Outline LevelClick to edit Master text styles</text:span></text:p>
        </draw:text-box>
      </draw:frame>
      <draw:frame draw:name="Date Placeholder 3" presentation:style-name="Mpr7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2"><text:date style:data-style-name="D1" text:date-value="2016-08-30">30.8.16</text:date></text:span><text:span text:style-name="MT2">27.03.201424.06.201413.08.201418.08.2014</text:span></text:p>
        </draw:text-box>
      </draw:frame>
      <draw:frame draw:name="Footer Placeholder 4" presentation:style-name="Mpr7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714cm" svg:height="1.013cm" svg:x="17.939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12.699cm" svg:height="9.524cm" svg:x="3.175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3">
      <draw:frame presentation:style-name="Mpr10" draw:text-style-name="MP15" draw:layer="backgroundobjects" svg:width="21.907cm" svg:height="3.681cm" svg:x="1.746cm" svg:y="1.014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presentation:style-name="Mpr11" draw:text-style-name="MP19" draw:layer="backgroundobjects" svg:width="21.907cm" svg:height="12.086cm" svg:x="1.746cm" svg:y="5.071cm" presentation:class="outline" presentation:user-transformed="true">
        <draw:text-box>
          <text:list text:style-name="ML5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7"><text:span text:style-name="MT6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2"><text:date style:data-style-name="D1" text:date-value="2016-08-30">30.8.16</text:date></text:span><text:span text:style-name="MT2">27.03.201424.06.201413.08.201418.08.2014</text:span></text:p>
        </draw:text-box>
      </draw:frame>
      <draw:frame presentation:style-name="Mpr12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presentation:style-name="Mpr12" draw:text-style-name="MP8" draw:layer="backgroundobjects" svg:width="5.714cm" svg:height="1.013cm" svg:x="17.939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Teamlab Office</meta:initial-creator>
    <meta:editing-cycles>5</meta:editing-cycles>
    <meta:editing-duration>PT15M47S</meta:editing-duration>
    <meta:generator>LibreOffice/5.1.0.3$Windows_x86 LibreOffice_project/5e3e00a007d9b3b6efb6797a8b8e57b51ab1f737</meta:generator>
    <dc:date>2016-08-30T15:11:02.717000000</dc:date>
    <meta:document-statistic meta:object-count="63"/>
    <meta:user-defined meta:name="AppVersion">1.0000</meta:user-defined>
    <meta:user-defined meta:name="Company">Teamlab Offic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2</meta:user-defined>
    <meta:user-defined meta:name="Notes" meta:value-type="float">8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